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text-align="start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top="0cm" fo:margin-bottom="0.499cm"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bliographie :</text:p>
      <text:p text:style-name="Standard"/>
      <text:p text:style-name="Standard"><text:a xlink:type="simple" xlink:href="https://lipn.univ-paris13.fr/~gerard/docs/cours/uml-cours-slides.pdf">https://lipn.univ-paris13.fr/~gerard/docs/cours/uml-cours-slides.pdf</text:a></text:p>
      <text:p text:style-name="Standard">https://lipn.univ-paris13.fr/~gerard/docs/cours/uml-cours-support.pdf</text:p>
      <text:p text:style-name="P1">lipn.univ-paris13.fr/~gerard/enseignement.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TSI </meta:initial-creator>
    <meta:creation-date>2015-11-25T12:04:04</meta:creation-date>
    <dc:date>2015-11-25T12:06:50</dc:date>
    <dc:creator>GTSI </dc:creator>
    <meta:editing-duration>P0D</meta:editing-duration>
    <meta:editing-cycles>1</meta:editing-cycles>
    <meta:document-statistic meta:table-count="0" meta:image-count="0" meta:object-count="0" meta:page-count="1" meta:paragraph-count="4" meta:word-count="5" meta:character-count="197" meta:non-whitespace-character-count="196"/>
    <meta:generator>LibreOffice/3.5$Linux_X86_64 LibreOffice_project/350m1$Build-2</meta:generator>
  </office:meta>
</office:document-meta>
</file>